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DResolvedResource.getResolvedModule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DResolvedResource.MDResolvedResource( Resource res , String rev , ResolvedModuleRevision rm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